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/>
          <table:table-cell>
            <draw:frame table:end-cell-address="'Burndown Chart'.O11" table:end-x="0.977cm" table:end-y="0.502cm" draw:z-index="0" draw:name="Chart 1" draw:style-name="gr1" svg:width="13.245cm" svg:height="5.315cm" svg:x="0.975cm" svg:y="0.775cm">
              <draw:object draw:notify-on-update-of-ranges="'Burndown Chart'.B5:'Burndown Chart'.B11 'Burndown Chart'.G3:'Burndown Chart'.G3 'Burndown Chart'.G5:'Burndown Chart'.G11 'Burndown Chart'.E4:'Burndown Chart'.E4 'Burndown Chart'.E5:'Burndown Chart'.E11 'Burndown Chart'.F4:'Burndown Chart'.F4 'Burndown Chart'.F5:'Burndown Chart'.F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Week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Week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124">
            <text:p>124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number-columns-repeated="2" table:style-name="ce10" office:value-type="float" office:value="5">
            <text:p>5</text:p>
          </table:table-cell>
          <table:table-cell table:style-name="ce10" table:formula="of:=[.$E$5]-SUM([.$C$6:.C6])" office:value-type="float" office:value="119">
            <text:p>119</text:p>
          </table:table-cell>
          <table:table-cell table:style-name="ce10" table:formula="of:=IF([.D6]=&quot;&quot;;NA();[.$F$5]-SUM([.$D$6:.D6]))" office:value-type="float" office:value="119">
            <text:p>119</text:p>
          </table:table-cell>
          <table:table-cell table:style-name="ce15" office:value-type="float" office:value="1">
            <text:p>1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48">
            <text:p>48</text:p>
          </table:table-cell>
          <table:table-cell table:style-name="ce10" office:value-type="float" office:value="52">
            <text:p>52</text:p>
          </table:table-cell>
          <table:table-cell table:style-name="ce10" table:formula="of:=[.$E$5]-SUM([.$C$6:.C7])" office:value-type="float" office:value="71">
            <text:p>71</text:p>
          </table:table-cell>
          <table:table-cell table:style-name="ce10" table:formula="of:=IF([.D7]=&quot;&quot;;NA();[.$F$5]-SUM([.$D$6:.D7]))" office:value-type="float" office:value="67">
            <text:p>67</text:p>
          </table:table-cell>
          <table:table-cell table:style-name="ce15" office:value-type="float" office:value="6">
            <text:p>6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18">
            <text:p>18</text:p>
          </table:table-cell>
          <table:table-cell table:style-name="ce10"/>
          <table:table-cell table:style-name="ce10" table:formula="of:=[.$E$5]-SUM([.$C$6:.C8])" office:value-type="float" office:value="53">
            <text:p>53</text:p>
          </table:table-cell>
          <table:table-cell table:style-name="ce10" table:formula="of:=IF([.D8]=&quot;&quot;;NA();[.$F$5]-SUM([.$D$6:.D8]))" office:value-type="float" office:value="0">
            <text:p>#N/A</text:p>
          </table:table-cell>
          <table:table-cell table:style-name="ce15" table:formula="of:=IF([.D8]=&quot;&quot;;NA();[.D8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4">
            <text:p>4</text:p>
          </table:table-cell>
          <table:table-cell table:style-name="ce10" office:value-type="float" office:value="21">
            <text:p>21</text:p>
          </table:table-cell>
          <table:table-cell table:style-name="ce10"/>
          <table:table-cell table:style-name="ce10" table:formula="of:=[.$E$5]-SUM([.$C$6:.C9])" office:value-type="float" office:value="32">
            <text:p>32</text:p>
          </table:table-cell>
          <table:table-cell table:style-name="ce10" table:formula="of:=IF([.D9]=&quot;&quot;;NA();[.$F$5]-SUM([.$D$6:.D9]))" office:value-type="float" office:value="0">
            <text:p>#N/A</text:p>
          </table:table-cell>
          <table:table-cell table:style-name="ce15" table:formula="of:=IF([.D9]=&quot;&quot;;NA();[.D9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5">
            <text:p>5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[.$E$5]-SUM([.$C$6:.C10])" office:value-type="float" office:value="24">
            <text:p>24</text:p>
          </table:table-cell>
          <table:table-cell table:style-name="ce10" table:formula="of:=IF([.D10]=&quot;&quot;;NA();[.$F$5]-SUM([.$D$6:.D10]))" office:value-type="float" office:value="0">
            <text:p>#N/A</text:p>
          </table:table-cell>
          <table:table-cell table:style-name="ce15" table:formula="of:=IF([.D10]=&quot;&quot;;NA();[.D10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6">
            <text:p>6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style-name="ce10" table:formula="of:=[.$E$5]-SUM([.$C$6:.C11])" office:value-type="float" office:value="24">
            <text:p>24</text:p>
          </table:table-cell>
          <table:table-cell table:style-name="ce10" table:formula="of:=IF([.D11]=&quot;&quot;;NA();[.$F$5]-SUM([.$D$6:.D11]))" office:value-type="float" office:value="0">
            <text:p>#N/A</text:p>
          </table:table-cell>
          <table:table-cell table:style-name="ce15" table:formula="of:=IF([.D11]=&quot;&quot;;NA();[.D11])" office:value-type="float" office:value="0">
            <text:p>#N/A</text:p>
          </table:table-cell>
          <table:table-cell table:number-columns-repeated="101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number:number-style style:name="N107P0" style:volatile="true">
      <number:text>Rs. </number:text>
      <number:number number:decimal-places="0" number:min-integer-digits="1" number:grouping="true"/>
      <number:text> </number:text>
    </number:number-style>
    <number:number-style style:name="N107">
      <number:text>(Rs.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s.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s. </number:text>
      <number:number number:decimal-places="2" number:min-integer-digits="1" number:grouping="true"/>
      <number:text> </number:text>
    </number:number-style>
    <number:number-style style:name="N110">
      <number:text>(Rs.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s.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text> </number:text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Rs. </number:text>
      <number:number number:decimal-places="0" number:min-integer-digits="1" number:grouping="true"/>
      <number:text> </number:text>
    </number:number-style>
    <number:number-style style:name="N119P1" style:volatile="true">
      <number:text> Rs. (</number:text>
      <number:number number:decimal-places="0" number:min-integer-digits="1" number:grouping="true"/>
      <number:text>)</number:text>
    </number:number-style>
    <number:number-style style:name="N119P2" style:volatile="true">
      <number:text> Rs.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Rs. </number:text>
      <number:number number:decimal-places="2" number:min-integer-digits="1" number:grouping="true"/>
      <number:text> </number:text>
    </number:number-style>
    <number:number-style style:name="N127P1" style:volatile="true">
      <number:text> Rs. (</number:text>
      <number:number number:decimal-places="2" number:min-integer-digits="1" number:grouping="true"/>
      <number:text>)</number:text>
    </number:number-style>
    <number:number-style style:name="N127P2" style:volatile="true">
      <number:text> Rs.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kr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kr</number:text>
    </number:number-style>
    <number:number-style style:name="N136">
      <number:text>-</number:text>
      <number:number number:decimal-places="2" number:min-integer-digits="1" number:grouping="true"/>
      <number:text> kr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kr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7P0"/>
    </number:number-style>
    <number:number-style style:name="N141P0" style:volatile="true">
      <number:text> </number:text>
      <number:number number:decimal-places="0" number:min-integer-digits="1" number:grouping="true"/>
      <number:text> kr </number:text>
    </number:number-style>
    <number:number-style style:name="N141P1" style:volatile="true">
      <number:text>-</number:text>
      <number:number number:decimal-places="0" number:min-integer-digits="1" number:grouping="true"/>
      <number:text> kr </number:text>
    </number:number-style>
    <number:number-style style:name="N141P2" style:volatile="true">
      <number:text> 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0" number:min-integer-digits="1" number:grouping="true"/>
      <number:text>     </number:text>
    </number:number-style>
    <number:number-style style:name="N145P1" style:volatile="true">
      <number:text>-</number:text>
      <number:number number:decimal-places="0" number:min-integer-digits="1" number:grouping="true"/>
      <number:text>     </number:text>
    </number:number-style>
    <number:number-style style:name="N145P2" style:volatile="true">
      <number:text> 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number number:decimal-places="2" number:min-integer-digits="1" number:grouping="true"/>
      <number:text> kr </number:text>
    </number:number-style>
    <number:number-style style:name="N149P1" style:volatile="true">
      <number:text>-</number:text>
      <number:number number:decimal-places="2" number:min-integer-digits="1" number:grouping="true"/>
      <number:text> kr </number:text>
    </number:number-style>
    <number:number-style style:name="N149P2" style:volatile="true">
      <number:text> -</number:text>
      <number:number number:decimal-places="0" number:min-integer-digits="0"/>
      <number:text> kr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2" number:min-integer-digits="1" number:grouping="true"/>
      <number:text>     </number:text>
    </number:number-style>
    <number:number-style style:name="N153P1" style:volatile="true">
      <number:text>-</number:text>
      <number:number number:decimal-places="2" number:min-integer-digits="1" number:grouping="true"/>
      <number:text>     </number:text>
    </number:number-style>
    <number:number-style style:name="N153P2" style:volatile="true">
      <number:text> -</number:text>
      <number:number number:decimal-places="0" number:min-integer-digits="0"/>
      <number:text> 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012-03-26</text:date>, <text:time>17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Oscar Olsson</dc:creator>
    <dc:date>2012-03-26T17:44:14</dc:date>
    <meta:editing-duration>PT1H37M59S</meta:editing-duration>
    <meta:editing-cycles>3</meta:editing-cycles>
    <meta:generator>LibreOffice/3.3$Linux LibreOffice_project/330m19$Build-401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284cm" xlink:href=".." xlink:type="simple" chart:class="chart:bar" chart:style-name="ch1">
        <chart:subtitle svg:x="5.878cm" svg:y="0.345cm" chart:style-name="ch2">
          <text:p>sub-title</text:p>
        </chart:subtitle>
        <chart:legend chart:legend-position="end" svg:x="6.965cm" svg:y="0.248cm" chart:style-name="ch3"/>
        <chart:plot-area chart:style-name="ch4" table:cell-range-address="'Burndown Chart'.B5:'Burndown Chart'.B11 'Burndown Chart'.G3:'Burndown Chart'.G3 'Burndown Chart'.F5:'Burndown Chart'.G11 'Burndown Chart'.E4:'Burndown Chart'.E11 'Burndown Chart'.F4:'Burndown Chart'.F4" chart:data-source-has-labels="both" svg:x="0.671cm" svg:y="0.5cm" svg:width="12.067cm" svg:height="4.503cm">
          <chartooo:coordinate-region svg:x="1.398cm" svg:y="0.673cm" svg:width="11.34cm" svg:height="3.736cm"/>
          <chart:axis chart:dimension="x" chart:name="primary-x" chart:style-name="ch5">
            <chart:categories table:cell-range-address="'Burndown Chart'.B5:'Burndown Chart'.B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11" chart:label-cell-address="'Burndown Chart'.G3:'Burndown Chart'.G3" chart:class="chart:bar">
            <chart:data-point chart:repeated="7"/>
          </chart:series>
          <chart:series chart:style-name="ch9" chart:values-cell-range-address="'Burndown Chart'.E5:'Burndown Chart'.E11" chart:label-cell-address="'Burndown Chart'.E4:'Burndown Chart'.E4" chart:class="chart:line">
            <chart:data-point chart:repeated="7"/>
          </chart:series>
          <chart:series chart:style-name="ch10" chart:values-cell-range-address="'Burndown Chart'.F5:'Burndown Chart'.F11" chart:label-cell-address="'Burndown Chart'.F4:'Burndown Chart'.F4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ek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11</svg:desc>
                </draw:g>
              </table:table-cell>
              <table:table-cell office:value-type="float" office:value="NaN">
                <text:p>NaN</text:p>
                <draw:g>
                  <svg:desc>'Burndown Chart'.G5:'Burndown Chart'.G11</svg:desc>
                </draw:g>
              </table:table-cell>
              <table:table-cell office:value-type="float" office:value="124">
                <text:p>124</text:p>
                <draw:g>
                  <svg:desc>'Burndown Chart'.E5:'Burndown Chart'.E11</svg:desc>
                </draw:g>
              </table:table-cell>
              <table:table-cell office:value-type="float" office:value="124">
                <text:p>124</text:p>
                <draw:g>
                  <svg:desc>'Burndown Chart'.F5:'Burndown Chart'.F11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19">
                <text:p>1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71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